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 fo:font-size="20pt" style:font-size-asian="20pt" style:font-size-complex="20pt"/>
    </style:style>
    <style:style style:name="T3" style:parent-style-name="Policepardéfau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T4" style:parent-style-name="Policepardéfaut" style:family="text">
      <style:text-properties style:font-name="Segoe UI Emoji" style:font-name-complex="Segoe UI Emoji" fo:font-weight="bold" style:font-weight-asian="bold" style:font-weight-complex="bold" fo:font-size="20pt" style:font-size-asian="20pt" style:font-size-complex="20pt"/>
    </style:style>
    <style:style style:name="T5" style:parent-style-name="Policepardéfau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T6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7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P8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9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" style:parent-style-name="Policepardéfaut" style:family="text">
      <style:text-properties style:font-name="Segoe UI Emoji" style:font-name-complex="Segoe UI Emoji" fo:font-size="18pt" style:font-size-asian="18pt" style:font-size-complex="18pt" fo:language="en" fo:country="US"/>
    </style:style>
    <style:style style:name="T11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13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14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6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7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18" style:parent-style-name="Normal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19" style:parent-style-name="Normal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20" style:parent-style-name="Normal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21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22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23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P2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25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26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27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28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29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30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31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32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33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34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35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36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37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38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39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40" style:parent-style-name="Normal" style:list-style-name="LFO2" style:family="paragraph">
      <style:text-properties style:font-name="Times New Roman" style:font-name-complex="Times New Roman" fo:font-size="16pt" style:font-size-asian="16pt" style:font-size-complex="16pt"/>
    </style:style>
    <style:style style:name="P41" style:parent-style-name="Normal" style:list-style-name="LFO2" style:family="paragraph">
      <style:text-properties style:font-name="Times New Roman" style:font-name-complex="Times New Roman" fo:font-size="16pt" style:font-size-asian="16pt" style:font-size-complex="16pt"/>
    </style:style>
    <style:style style:name="P4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43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4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45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46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7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48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49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0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51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2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53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4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55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56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57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8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59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60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61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62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63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64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65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66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67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68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69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70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71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2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73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4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75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76" style:parent-style-name="Policepardéfaut" style:family="text">
      <style:text-properties style:font-name="Segoe UI Emoji" style:font-name-complex="Segoe UI Emoji" fo:font-size="18pt" style:font-size-asian="18pt" style:font-size-complex="18pt" fo:language="en" fo:country="US"/>
    </style:style>
    <style:style style:name="T77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78" style:parent-style-name="Policepardéfaut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P79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80" style:parent-style-name="Normal" style:list-style-name="LFO3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81" style:parent-style-name="Normal" style:list-style-name="LFO3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82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83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84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85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8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87" style:parent-style-name="Normal" style:list-style-name="LFO4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88" style:parent-style-name="Normal" style:list-style-name="LFO4" style:family="paragraph"/>
    <style:style style:name="T89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90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91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92" style:parent-style-name="Policepardéfau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93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4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95" style:parent-style-name="Normal" style:list-style-name="LFO5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96" style:parent-style-name="Normal" style:list-style-name="LFO5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97" style:parent-style-name="Normal" style:list-style-name="LFO5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98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99" style:parent-style-name="Policepardéfaut" style:family="text">
      <style:text-properties style:font-name="Segoe UI Emoji" style:font-name-complex="Segoe UI Emoji" fo:font-size="18pt" style:font-size-asian="18pt" style:font-size-complex="18pt"/>
    </style:style>
    <style:style style:name="T100" style:parent-style-name="Policepardéfaut" style:family="text">
      <style:text-properties style:font-name="Times New Roman" style:font-name-complex="Times New Roman" fo:font-size="18pt" style:font-size-asian="18pt" style:font-size-complex="18pt"/>
    </style:style>
    <style:style style:name="P101" style:parent-style-name="Paragraphedeliste" style:list-style-name="LFO5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102" style:parent-style-name="Paragraphedeliste" style:list-style-name="LFO5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103" style:parent-style-name="Paragraphedeliste" style:list-style-name="LFO5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104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105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106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107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108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🧾</text:span><text:span text:style-name="T3"><text:s/></text:span><text:span text:style-name="T4">📊</text:span><text:span text:style-name="T5"><text:s/>Demand, Elasticity &amp; Profit Optimization Report</text:span></text:p>
      <text:p text:style-name="Normal"><text:span text:style-name="T6">🧠</text:span><text:span text:style-name="T7"><text:s/>1. Introduction</text:span></text:p>
      <text:p text:style-name="P8">This project analyzes the relationship between product price and quantity sold using a retail dataset. The objective is to understand consumer demand behavior, measure price elasticity, and identify the optimal pricing strategy that maximizes profit using Python-based data analysis techniques.</text:p>
      <text:p text:style-name="Normal"><text:span text:style-name="T9">The project integrates concepts from microeconomics, accounting, and quantitative methods to support data-driven business decision</text:span><text:span text:style-name="T10">-</text:span><text:span text:style-name="T11">making</text:span></text:p>
      <text:p text:style-name="Normal"><text:span text:style-name="T12">📂</text:span><text:span text:style-name="T13"><text:s/>2. Dataset Description</text:span></text:p>
      <text:p text:style-name="Normal"><text:span text:style-name="T14">The dataset used is the<text:s/></text:span><text:span text:style-name="T15">Supermarket Sales Dataset</text:span><text:span text:style-name="T16"><text:s/>obtained from Kaggle.<text:s/></text:span><text:span text:style-name="T17">It contains transactional data including key variables such as :</text:span></text:p>
      <text:list text:style-name="LFO1" text:continue-numbering="true">
        <text:list-item>
          <text:p text:style-name="P18">Unit Price<text:s/></text:p>
        </text:list-item>
        <text:list-item>
          <text:p text:style-name="P19">Quantity<text:s/></text:p>
        </text:list-item>
        <text:list-item>
          <text:p text:style-name="P20">Total Sales<text:s/></text:p>
        </text:list-item>
      </text:list>
      <text:p text:style-name="P21">These variables are essential for analyzing demand patterns and evaluating business performance. The dataset represents real-world retail transactions across different products and customer types.</text:p>
      <text:p text:style-name="Normal"><text:span text:style-name="T22">📊</text:span><text:span text:style-name="T23"><text:s/>3. Methodology</text:span></text:p>
      <text:p text:style-name="P24">The analysis was conducted in several steps:</text:p>
      <text:p text:style-name="Normal"><text:span text:style-name="T25">🔹</text:span><text:span text:style-name="T26"><text:s/>Data Preparation</text:span></text:p>
      <text:p text:style-name="P27">The dataset was sorted by unit price to ensure accurate calculation of percentage changes. The pct_change() function was used to compute changes in both price and quantity.</text:p>
      <text:p text:style-name="Normal"><text:span text:style-name="T28">🔹</text:span><text:span text:style-name="T29"><text:s/>Demand Analysis</text:span></text:p>
      <text:soft-page-break/>
      <text:p text:style-name="P30">A scatter plot was created to visualize the relationship between price and quantity sold. Correlation analysis was used to measure the strength and direction of this relationship.</text:p>
      <text:p text:style-name="Normal"><text:span text:style-name="T31">🔹</text:span><text:span text:style-name="T32"><text:s/>Price Elasticity</text:span></text:p>
      <text:p text:style-name="P33">Price elasticity of demand was calculated using percentage changes in quantity and price, allowing evaluation of customer sensitivity to price changes.</text:p>
      <text:p text:style-name="Normal"><text:span text:style-name="T34">🔹</text:span><text:span text:style-name="T35"><text:s/>Regression Model</text:span></text:p>
      <text:p text:style-name="P36">A linear regression model was developed to predict quantity based on price, helping to understand the overall demand trend.</text:p>
      <text:p text:style-name="Normal"><text:span text:style-name="T37">🔹</text:span><text:span text:style-name="T38"><text:s/>Profit Analysis</text:span></text:p>
      <text:p text:style-name="P39">Revenue and cost were calculated using:</text:p>
      <text:list text:style-name="LFO2" text:continue-numbering="true">
        <text:list-item>
          <text:p text:style-name="P40">Revenue = Price × Quantity<text:s/></text:p>
        </text:list-item>
        <text:list-item>
          <text:p text:style-name="P41">Cost = Cost per unit × Quantity<text:s/></text:p>
        </text:list-item>
      </text:list>
      <text:p text:style-name="P42">Profit was then derived to identify the price that maximizes profitability</text:p>
      <text:p text:style-name="P43">Price elasticity of demand was calculated using percentage changes in quantity and price.</text:p>
      <text:p text:style-name="P44">A linear regression model was then built to predict quantity based on price. Finally, revenue and profit were calculated by incorporating a fixed cost per unit, allowing the identification of the price that maximizes profit.</text:p>
      <text:p text:style-name="Normal"><text:span text:style-name="T45">📈</text:span><text:span text:style-name="T46"><text:s/>4. Results &amp; Findings</text:span></text:p>
      <text:p text:style-name="Normal"><text:span text:style-name="T47">🔹</text:span><text:span text:style-name="T48"><text:s/>Demand Relationship</text:span></text:p>
      <text:p text:style-name="Normal"><text:span text:style-name="T49">The analysis shows a<text:s/></text:span><text:span text:style-name="T50">negative relationship</text:span><text:span text:style-name="T51"><text:s/>between price and quantity sold. As price increases, the quantity demanded generally decreases, which is consistent with the<text:s/></text:span><text:span text:style-name="T52">law of demand</text:span><text:span text:style-name="T53"><text:s/>in microeconomics.</text:span></text:p>
      <text:soft-page-break/>
      <text:p text:style-name="Normal"><text:span text:style-name="T54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5">🔹</text:span><text:span text:style-name="T56"><text:s/>Price Elasticity</text:span></text:p>
      <text:p text:style-name="Normal"><text:span text:style-name="T57">The elasticity results indicate that demand is<text:s/></text:span><text:span text:style-name="T58">relatively inelastic/moderately elastic</text:span><text:span text:style-name="T59"><text:s/>(depending on your exact value). This suggests that customers are<text:s/></text:span><text:span text:style-name="T60">not extremely sensitive</text:span><text:span text:style-name="T61"><text:s/>to price changes within the observed range.</text:span></text:p>
      <text:p text:style-name="Normal"><text:span text:style-name="T62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3">🔹</text:span><text:span text:style-name="T64"><text:s/>Regression Analysis</text:span></text:p>
      <text:p text:style-name="Normal"><text:span text:style-name="T65">The regression model confirms a<text:s/></text:span><text:span text:style-name="T66">negative relationship</text:span><text:span text:style-name="T67"><text:s/>between price and quantity. As price increases, the predicted quantity decreases, supporting economic theory and validating the demand model.</text:span></text:p>
      <text:p text:style-name="Normal"><text:span text:style-name="T68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9">🔹</text:span><text:span text:style-name="T70"><text:s/>Profit Optimization</text:span></text:p>
      <text:p text:style-name="Normal"><text:span text:style-name="T71">The profit analysis shows that profit<text:s/></text:span><text:span text:style-name="T72">increases as price increases</text:span><text:span text:style-name="T73">, with the highest observed profit occurring at a price range of approximately:</text:span></text:p>
      <text:p text:style-name="Normal"><text:span text:style-name="T74">90 to 100</text:span></text:p>
      <text:p text:style-name="P75">However, the graph does not show a clear peak in profit. Instead, profit continues to rise with price.</text:p>
      <text:p text:style-name="Normal"><text:span text:style-name="T76">⚠</text:span><text:span text:style-name="T77">️</text:span><text:span text:style-name="T78"><text:s/>5. Critical Insight</text:span></text:p>
      <text:p text:style-name="P79">This result suggests that:</text:p>
      <text:list text:style-name="LFO3" text:continue-numbering="true">
        <text:list-item>
          <text:p text:style-name="P80">The model may not fully capture real-world demand behavior<text:s/></text:p>
        </text:list-item>
        <text:list-item>
          <text:p text:style-name="P81">Quantity does not decrease sharply enough at higher prices<text:s/></text:p>
        </text:list-item>
      </text:list>
      <text:p text:style-name="Normal"><text:span text:style-name="T82">In reality, demand would typically drop significantly at high prices, leading to a<text:s/></text:span><text:span text:style-name="T83">maximum profit point followed by a decline</text:span></text:p>
      <text:p text:style-name="Normal"><text:span text:style-name="T84">💼</text:span><text:span text:style-name="T85"><text:s/>6. Business Recommendations</text:span></text:p>
      <text:p text:style-name="P86">Based on the analysis:</text:p>
      <text:soft-page-break/>
      <text:list text:style-name="LFO4" text:continue-numbering="true">
        <text:list-item>
          <text:p text:style-name="P87">Increasing price appears to increase profit within the observed range<text:s/></text:p>
        </text:list-item>
        <text:list-item>
          <text:p text:style-name="P88"><text:span text:style-name="T89">However, relying on this result alone may lead to<text:s/></text:span><text:span text:style-name="T90">overpricing</text:span><text:span text:style-name="T91"><text:s/></text:span></text:p>
        </text:list-item>
      </text:list>
      <text:p text:style-name="Normal"><text:span text:style-name="T92">✅</text:span><text:span text:style-name="T93"><text:s/>Recommendation:</text:span></text:p>
      <text:p text:style-name="P94">The company should:</text:p>
      <text:list text:style-name="LFO5" text:continue-numbering="true">
        <text:list-item>
          <text:p text:style-name="P95">Conduct further analysis with more realistic demand modeling<text:s/></text:p>
        </text:list-item>
        <text:list-item>
          <text:p text:style-name="P96">Monitor customer response to price increases<text:s/></text:p>
        </text:list-item>
        <text:list-item>
          <text:p text:style-name="P97">Avoid assuming that higher prices will always increase profit<text:s/></text:p>
        </text:list-item>
      </text:list>
      <text:p text:style-name="P98">A balanced pricing strategy is recommended to ensure long-term sustainability.</text:p>
      <text:p text:style-name="Normal"><text:span text:style-name="T99">⚠️</text:span><text:span text:style-name="T100"><text:s/>7. Limitations</text:span></text:p>
      <text:list text:style-name="LFO5" text:continue-numbering="true">
        <text:list-item>
          <text:p text:style-name="P101">A constant cost per unit was assumed<text:s/></text:p>
        </text:list-item>
        <text:list-item>
          <text:p text:style-name="P102">External factors (competition, customer preferences, seasonality) were not included<text:s/></text:p>
        </text:list-item>
        <text:list-item>
          <text:p text:style-name="P103">The dataset may not fully represent all market conditions</text:p>
        </text:list-item>
      </text:list>
      <text:p text:style-name="Normal"><text:span text:style-name="T104">🧾</text:span><text:span text:style-name="T105"><text:s/>8. Conclusion</text:span></text:p>
      <text:p text:style-name="P106">This project demonstrates how data analysis can be used to support pricing decisions. By combining microeconomic theory, accounting principles, and quantitative modeling, insights into demand behavior and profitability were obtained.</text:p>
      <text:p text:style-name="P107">Although the model suggests that higher prices lead to higher profit, further refinement is needed to accurately identify the true optimal pricing strategy.</text:p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KIK DIT NEKHILI OMAR</meta:initial-creator>
    <dc:creator>REKIK DIT NEKHILI OMAR</dc:creator>
    <meta:creation-date>2026-03-30T08:36:00Z</meta:creation-date>
    <dc:date>2026-03-30T09:03:00Z</dc:date>
    <meta:template xlink:href="Normal" xlink:type="simple"/>
    <meta:editing-cycles>1</meta:editing-cycles>
    <meta:editing-duration>PT1620S</meta:editing-duration>
    <meta:document-statistic meta:page-count="4" meta:paragraph-count="284" meta:word-count="759" meta:character-count="4275" meta:row-count="253" meta:non-whitespace-character-count="3800"/>
  </office:meta>
</office:document-meta>
</file>